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953in" svg:height="6.5768in" svg:x="5.5406in" svg:y="1.4118in">
            <draw:object draw:notify-on-update-of-ranges="Sheet1.B3:Sheet1.B7 Sheet1.C2:Sheet1.C2 Sheet1.C3:Sheet1.C7 Sheet1.C28:Sheet1.C36 Sheet1.B28:Sheet1.B36 Sheet1.D14:Sheet1.D15 Sheet1.C14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2572" calcext:value-type="float">
            <text:p>25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([.C7]-[.C3])/([.B7]-[.B3])" office:value-type="float" office:value="0.185185185185185" calcext:value-type="float">
            <text:p>0.185185185185185</text:p>
          </table:table-cell>
          <table:table-cell table:formula="of:=[.C24]*512" office:value-type="float" office:value="94.8148148148148" calcext:value-type="float">
            <text:p>94.8148148148148</text:p>
          </table:table-cell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C3]-[.C24]*[.B3]" office:value-type="float" office:value="-90.2962962962963" calcext:value-type="float">
            <text:p>-90.2962962962963</text:p>
          </table:table-cell>
          <table:table-cell table:formula="of:=[.C25]*512" office:value-type="float" office:value="-46231.7037037037" calcext:value-type="float">
            <text:p>-46231.70370370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28]*[.$C$24]+[.$C$25]" office:value-type="float" office:value="94.8888888888889" calcext:value-type="float">
            <text:p>94.8888888888889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29]*[.$C$24]+[.$C$25]" office:value-type="float" office:value="131.925925925926" calcext:value-type="float">
            <text:p>131.925925925926</text:p>
          </table:table-cell>
          <table:table-cell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[.B30]*[.$C$24]+[.$C$25]" office:value-type="float" office:value="168.962962962963" calcext:value-type="float">
            <text:p>168.962962962963</text:p>
          </table:table-cell>
          <table:table-cell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[.B31]*[.$C$24]+[.$C$25]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[.B32]*[.$C$24]+[.$C$25]" office:value-type="float" office:value="243.037037037037" calcext:value-type="float">
            <text:p>243.037037037037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33]*[.$C$24]+[.$C$25]" office:value-type="float" office:value="280.074074074074" calcext:value-type="float">
            <text:p>280.074074074074</text:p>
          </table:table-cell>
          <table:table-cell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[.B34]*[.$C$24]+[.$C$25]" office:value-type="float" office:value="317.111111111111" calcext:value-type="float">
            <text:p>317.111111111111</text:p>
          </table:table-cell>
          <table:table-cell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35]*[.$C$24]+[.$C$25]" office:value-type="float" office:value="354.148148148148" calcext:value-type="float">
            <text:p>354.148148148148</text:p>
          </table:table-cell>
          <table:table-cell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[.B36]*[.$C$24]+[.$C$25]" office:value-type="float" office:value="391.185185185185" calcext:value-type="float">
            <text:p>391.185185185185</text:p>
          </table:table-cell>
          <table:table-cell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-capa</text:p>
          </table:table-cell>
          <table:table-cell office:value-type="string" calcext:value-type="string">
            <text:p>With-capa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13" calcext:value-type="float">
            <text:p>261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17" calcext:value-type="float">
            <text:p>261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12" calcext:value-type="float">
            <text:p>261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11" calcext:value-type="float">
            <text:p>261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10" calcext:value-type="float">
            <text:p>261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10" calcext:value-type="float">
            <text:p>261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9" calcext:value-type="float">
            <text:p>260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8" calcext:value-type="float">
            <text:p>260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14" calcext:value-type="float">
            <text:p>261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77" calcext:value-type="float">
            <text:p>257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7" calcext:value-type="float">
            <text:p>260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04" calcext:value-type="float">
            <text:p>260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603" calcext:value-type="float">
            <text:p>2603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06" calcext:value-type="float">
            <text:p>260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98" calcext:value-type="float">
            <text:p>259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4" calcext:value-type="float">
            <text:p>2574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1" calcext:value-type="float">
            <text:p>2601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7" calcext:value-type="float">
            <text:p>2587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7" calcext:value-type="float">
            <text:p>2597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79" calcext:value-type="float">
            <text:p>2579</text:p>
          </table:table-cell>
          <table:table-cell table:number-columns-repeated="1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78" calcext:value-type="float">
            <text:p>2578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76" calcext:value-type="float">
            <text:p>2576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0" calcext:value-type="float">
            <text:p>2580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  <table:table-cell table:number-columns-repeated="1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99" calcext:value-type="float">
            <text:p>2599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2" calcext:value-type="float">
            <text:p>2602</text:p>
          </table:table-cell>
          <table:table-cell table:number-columns-repeated="1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1" calcext:value-type="float">
            <text:p>2591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82" calcext:value-type="float">
            <text:p>2582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95" calcext:value-type="float">
            <text:p>2595</text:p>
          </table:table-cell>
          <table:table-cell table:number-columns-repeated="1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84" calcext:value-type="float">
            <text:p>2584</text:p>
          </table:table-cell>
          <table:table-cell table:number-columns-repeated="1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81" calcext:value-type="float">
            <text:p>2581</text:p>
          </table:table-cell>
          <table:table-cell table:number-columns-repeated="1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75" calcext:value-type="float">
            <text:p>2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20:14:05.650810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31:44.264458019</meta:creation-date>
    <dc:date>2023-05-27T21:40:25.260723859</dc:date>
    <meta:editing-duration>PT1H31M39S</meta:editing-duration>
    <meta:editing-cycles>3</meta:editing-cycles>
    <meta:generator>LibreOffice/7.5.3.2$Linux_X86_64 LibreOffice_project/50$Build-2</meta:generator>
    <meta:document-statistic meta:table-count="2" meta:cell-count="22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7cm" svg:height="16.706cm" xlink:href=".." xlink:type="simple" chart:class="chart:scatter" chart:style-name="ch1">
        <chart:legend chart:legend-position="end" svg:x="26.987cm" svg:y="7.556cm" style:legend-expansion="high" chart:style-name="ch2"/>
        <chart:plot-area chart:style-name="ch3" table:cell-range-address="Sheet1.B3:Sheet1.C7 Sheet1.C2:Sheet1.C2 Sheet1.C28:Sheet1.C36 Sheet1.D14:Sheet1.D15" chart:data-source-has-labels="row" svg:x="1.565cm" svg:y="0.308cm" svg:width="25.594cm" svg:height="15.068cm">
          <chart:coordinate-region svg:x="2.411cm" svg:y="0.507cm" svg:width="24.349cm" svg:height="14.222cm"/>
          <chart:axis chart:dimension="x" chart:name="primary-x" chart:style-name="ch4">
            <chart:title svg:x="13.974cm" svg:y="15.711cm" chart:style-name="ch5">
              <text:p>ADC</text:p>
            </chart:title>
          </chart:axis>
          <chart:axis chart:dimension="y" chart:name="primary-y" chart:style-name="ch4">
            <chart:title svg:x="0.424cm" svg:y="8.164cm" chart:style-name="ch6">
              <text:p>mm</text:p>
            </chart:title>
            <chart:grid chart:style-name="ch7" chart:class="major"/>
          </chart:axis>
          <chart:series chart:style-name="ch8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9" chart:values-cell-range-address="Sheet1.C28:Sheet1.C36" loext:label-string="equation" chart:class="chart:scatter">
            <chart:domain table:cell-range-address="Sheet1.B28:Sheet1.B36"/>
            <chart:data-point chart:repeated="9"/>
          </chart:series>
          <chart:series chart:style-name="ch10" chart:values-cell-range-address="Sheet1.D14:Sheet1.D15" loext:label-string="linear" chart:class="chart:scatter">
            <chart:domain table:cell-range-address="Sheet1.C14:Sheet1.C15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quation</text:p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">
                <text:p>952</text:p>
                <draw:g>
                  <svg:desc>Sheet1.B3:Sheet1.B7</svg:desc>
                </draw:g>
              </table:table-cell>
              <table:table-cell office:value-type="float" office:value="86">
                <text:p>86</text:p>
                <draw:g>
                  <svg:desc>Sheet1.C3:Sheet1.C7</svg:desc>
                </draw:g>
              </table:table-cell>
              <table:table-cell office:value-type="float" office:value="1000">
                <text:p>1000</text:p>
                <draw:g>
                  <svg:desc>Sheet1.B28:Sheet1.B36</svg:desc>
                </draw:g>
              </table:table-cell>
              <table:table-cell office:value-type="float" office:value="94.8888888888889">
                <text:p>94.8888888888889</text:p>
                <draw:g>
                  <svg:desc>Sheet1.C28:Sheet1.C36</svg:desc>
                </draw:g>
              </table:table-cell>
              <table:table-cell office:value-type="float" office:value="952">
                <text:p>952</text:p>
                <draw:g>
                  <svg:desc>Sheet1.C14:Sheet1.C15</svg:desc>
                </draw:g>
              </table:table-cell>
              <table:table-cell office:value-type="float" office:value="86">
                <text:p>86</text:p>
                <draw:g>
                  <svg:desc>Sheet1.D1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2">
                <text:p>1432</text:p>
              </table:table-cell>
              <table:table-cell office:value-type="float" office:value="172">
                <text:p>172</text:p>
              </table:table-cell>
              <table:table-cell office:value-type="float" office:value="1200">
                <text:p>1200</text:p>
              </table:table-cell>
              <table:table-cell office:value-type="float" office:value="131.925925925926">
                <text:p>131.925925925926</text:p>
              </table:table-cell>
              <table:table-cell office:value-type="float" office:value="2572">
                <text:p>257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3">
                <text:p>1893</text:p>
              </table:table-cell>
              <table:table-cell office:value-type="float" office:value="258">
                <text:p>258</text:p>
              </table:table-cell>
              <table:table-cell office:value-type="float" office:value="1400">
                <text:p>1400</text:p>
              </table:table-cell>
              <table:table-cell office:value-type="float" office:value="168.962962962963">
                <text:p>168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4">
                <text:p>2204</text:p>
              </table:table-cell>
              <table:table-cell office:value-type="float" office:value="316">
                <text:p>316</text:p>
              </table:table-cell>
              <table:table-cell office:value-type="float" office:value="1600">
                <text:p>160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2">
                <text:p>2572</text:p>
              </table:table-cell>
              <table:table-cell office:value-type="float" office:value="386">
                <text:p>386</text:p>
              </table:table-cell>
              <table:table-cell office:value-type="float" office:value="1800">
                <text:p>1800</text:p>
              </table:table-cell>
              <table:table-cell office:value-type="float" office:value="243.037037037037">
                <text:p>243.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280.074074074074">
                <text:p>280.074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317.111111111111">
                <text:p>317.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354.148148148148">
                <text:p>354.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391.185185185185">
                <text:p>391.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